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6b1b9"/>
    </style:style>
    <style:style style:name="P2" style:family="paragraph" style:parent-style-name="Text_20_body">
      <style:text-properties fo:language="fr" fo:country="FR" officeooo:rsid="0006b1b9" officeooo:paragraph-rsid="0006b1b9"/>
    </style:style>
    <style:style style:name="P3" style:family="paragraph" style:parent-style-name="Text_20_body">
      <style:text-properties fo:language="fr" fo:country="FR" officeooo:rsid="000dedf0" officeooo:paragraph-rsid="000dedf0"/>
    </style:style>
    <style:style style:name="P4" style:family="paragraph" style:parent-style-name="Title">
      <style:text-properties fo:language="fr" fo:country="FR" officeooo:rsid="0006b1b9" officeooo:paragraph-rsid="0006b1b9"/>
    </style:style>
    <style:style style:name="P5" style:family="paragraph" style:parent-style-name="Heading_20_1">
      <style:text-properties fo:language="fr" fo:country="FR"/>
    </style:style>
    <style:style style:name="P6" style:family="paragraph" style:parent-style-name="Heading_20_1">
      <style:text-properties officeooo:rsid="000a1066" officeooo:paragraph-rsid="000a1066"/>
    </style:style>
    <style:style style:name="P7" style:family="paragraph" style:parent-style-name="Heading_20_1" style:list-style-name=""/>
    <style:style style:name="P8" style:family="paragraph" style:parent-style-name="Heading_20_1">
      <style:paragraph-properties fo:break-before="page"/>
    </style:style>
    <style:style style:name="T1" style:family="text">
      <style:text-properties officeooo:rsid="0008b4be"/>
    </style:style>
    <style:style style:name="T2" style:family="text">
      <style:text-properties officeooo:rsid="000a1066"/>
    </style:style>
    <style:style style:name="T3" style:family="text">
      <style:text-properties officeooo:rsid="000c0c77"/>
    </style:style>
    <style:style style:name="T4" style:family="text">
      <style:text-properties officeooo:rsid="000db012"/>
    </style:style>
    <style:style style:name="T5" style:family="text">
      <style:text-properties officeooo:rsid="000dedf0"/>
    </style:style>
    <style:style style:name="T6" style:family="text">
      <style:text-properties officeooo:rsid="000f6ad2"/>
    </style:style>
    <style:style style:name="T7" style:family="text">
      <style:text-properties fo:language="fr" fo:country="FR" officeooo:rsid="0006b1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gular TP8 :</text:p>
      <text:p text:style-name="P2"/>
      <text:h text:style-name="P5" text:outline-level="1">1<text:span text:style-name="T2">)</text:span> Activer les services HTTP</text:h>
      <text:p text:style-name="P2">HttpClient est le mécanisme d'Angular pour communiquer avec un serveur distant via HTTP.</text:p>
      <text:p text:style-name="P2">Pour rendre HttpClient disponible partout dans l'application,</text:p>
      <text:p text:style-name="P2">- <text:span text:style-name="T1">ouvrir</text:span> le module racine AppModule,</text:p>
      <text:p text:style-name="P2">- importer le symbole HttpClientModule de @angular/common/http,</text:p>
      <text:p text:style-name="P2">- <text:span text:style-name="T1">l’</text:span>ajoute<text:span text:style-name="T1">r</text:span> au tableau @NgModule.imports.</text:p>
      <text:p text:style-name="P2"/>
      <text:h text:style-name="P5" text:outline-level="1">2) Simuler un serveur de données avec le module In-memory Web API :</text:h>
      <text:p text:style-name="P2"><text:span text:style-name="T1">I</text:span>nstalle<text:span text:style-name="T1">r</text:span> le package In-memory Web API à partir de npm en exécutant la commande :</text:p>
      <text:p text:style-name="P2"><text:s text:c="2"/>npm install angular-in-memory-web-api –save</text:p>
      <text:p text:style-name="P2"/>
      <text:h text:style-name="P6" text:outline-level="1">3) Importation dans le module :</text:h>
      <text:p text:style-name="P2">Importe<text:span text:style-name="T1">r</text:span> le HttpClientInMemoryWebApiModule et la classe InMemoryDataService, qu<text:span text:style-name="T1">i va être</text:span> cré<text:span text:style-name="T1">ée</text:span> dans un instant en rajoutant les lignes suivantes dans app.module.ts :</text:p>
      <text:p text:style-name="P2"><text:tab/>import { HttpClientInMemoryWebApiModule } from 'angular-in-memory-web-api';</text:p>
      <text:p text:style-name="P2"><text:tab/>import { InMemoryDataService } <text:s/>from './in-memory-data.service';</text:p>
      <text:p text:style-name="P2"><text:s text:c="6"/></text:p>
      <text:p text:style-name="P2">Ajoute<text:span text:style-name="T1">r</text:span> le HttpClientInMemoryWebApiModule dans le tableau @ NgModule.imports après avoir importé HttpClientModule, en le configurant avec InMemoryDataService de la manière suivante :</text:p>
      <text:p text:style-name="P2"><text:tab/>HttpClientModule,</text:p>
      <text:p text:style-name="P2"><text:tab/>HttpClientInMemoryWebApiModule.forRoot(</text:p>
      <text:p text:style-name="P2"><text:tab/> <text:s/>InMemoryDataService, { dataEncapsulation: false }</text:p>
      <text:p text:style-name="P2"><text:tab/>)</text:p>
      <text:p text:style-name="P2">la méthode de configuration forRoot () utilise une classe InMemoryDataService qui initialise la base de données in-memory.</text:p>
      <text:p text:style-name="P2">La classe src/app/in-memory-data.service.ts est générée par la commande suivante :</text:p>
      <text:p text:style-name="P2"><text:soft-page-break/><text:s text:c="4"/>ng generate service InMemoryData</text:p>
      <text:p text:style-name="P2">Ce fichier remplace mock-heroes.ts que <text:span text:style-name="T1">l’on peut détruire maintenant</text:span> détruire.</text:p>
      <text:p text:style-name="P2"/>
      <text:p text:style-name="P2">Lorsque <text:span text:style-name="T1">le</text:span> serveur sera prêt, <text:span text:style-name="T1">il faut </text:span>détache<text:span text:style-name="T1">r</text:span> le In-memory Web API et les demandes de l'application seront transmises au serveur.</text:p>
      <text:p text:style-name="P2"/>
      <text:h text:style-name="Heading_20_1" text:outline-level="1">4<text:span text:style-name="T2">) </text:span>Heroes et HTTP :</text:h>
      <text:p text:style-name="P2">I<text:span text:style-name="T4">l faut m</text:span>odifie<text:span text:style-name="T4">r</text:span> le HeroService de la manière suivante :</text:p>
      <text:p text:style-name="P2">- Importe<text:span text:style-name="T4">r</text:span> les symboles HTTP symbols dont <text:span text:style-name="T4">on</text:span> <text:span text:style-name="T4">a</text:span> besoin dans le fichier hero.service.ts :</text:p>
      <text:p text:style-name="P2"><text:tab/> <text:s/>import { HttpClient, HttpHeaders } from '@angular/common/http';</text:p>
      <text:p text:style-name="P2">- Injecte<text:span text:style-name="T4">r</text:span> HttpClient dans le constructeur dans une propriété privée appelée http.</text:p>
      <text:p text:style-name="P2">- Injecte<text:span text:style-name="T4">r</text:span> MessageService dans le constructeur dans une propriété privée appelée messageService.</text:p>
      <text:p text:style-name="P2">- Crée<text:span text:style-name="T4">r</text:span> une méthode privée log qui utilisera ce MessageService.</text:p>
      <text:p text:style-name="P2">- Définisse<text:span text:style-name="T4">r</text:span> la propriété heroesURL</text:p>
      <text:p text:style-name="P2"/>
      <text:h text:style-name="Heading_20_1" text:outline-level="1">5<text:span text:style-name="T2">) </text:span>Récupére<text:span text:style-name="T4">r</text:span> les héros avec httpclient :</text:h>
      <text:p text:style-name="P2">La méthode du service actuel heroservice.getHeroes () utilise la fonction rxjs of () pour renvoyer un tableau de simulacres de héros sous forme d'un Observable&lt;héros[]&gt;.</text:p>
      <text:p text:style-name="P2">Il faut la remplacer par :</text:p>
      <text:p text:style-name="P2"><text:tab/>getHeroes (): Observable&lt;Hero[]&gt; {</text:p>
      <text:p text:style-name="P2"><text:tab/> <text:s/>return this.http.get&lt;Hero[]&gt;(this.heroesUrl)</text:p>
      <text:p text:style-name="P2"><text:tab/>}</text:p>
      <text:p text:style-name="P2">La fonction of a été remplacée par http.get</text:p>
      <text:p text:style-name="P2">Les méthodes http renvoient une seule valeur <text:span text:style-name="T4">et </text:span>toutes les méthodes httpclient renvoient un rxjs observable de quelque chose.</text:p>
      <text:p text:style-name="P2">http est un protocole de requête/réponse.</text:p>
      <text:p text:style-name="P2">En général, une observable peut renvoyer plusieurs valeurs dans le temps. </text:p>
      <text:p text:style-name="P2">Un observable de httpclient émet toujours une valeur unique puis complète, pour ne plus jamais émettre.</text:p>
      <text:p text:style-name="P2">Cet appel httpclient.get en particulier, renvoie un Observable&lt;héros []&gt;, littéralement "un observable de tableaux de héros". Il ne restituera qu'un seul tableau de héros.</text:p>
      <text:p text:style-name="P2"/>
      <text:p text:style-name="P2"><text:soft-page-break/>HttpClient.get renvoie les données de la réponse</text:p>
      <text:p text:style-name="P2">httpclient.get renvoie le corps de la réponse sous forme d'objet json non typé par défaut. </text:p>
      <text:p text:style-name="P2">L'application du spécificateur de type facultatif, &lt;hero []&gt;, donne un objet résultat typé.</text:p>
      <text:p text:style-name="P2">La forme des données json est déterminée par l'api de données du serveur.</text:p>
      <text:p text:style-name="P2">L'api de Tour of Heroes renvoie les données de héros sous forme de tableau.</text:p>
      <text:p text:style-name="P2"><text:s text:c="2"/></text:p>
      <text:h text:style-name="Heading_20_1" text:outline-level="1">6<text:span text:style-name="T2">) </text:span>Gestion des erreurs :</text:h>
      <text:p text:style-name="P2">Si les choses tournent mal, en particulier lorsque vous obtenez des données d’un serveur distant, la méthode heroservice.getheroes () devrait détecter les erreurs et faire quelque chose d'approprié.</text:p>
      <text:p text:style-name="P2">Pour capturer les erreurs, vous faites un "pipe" du résultat observable de http.get () via un opérateur catcherror() de RxJS.</text:p>
      <text:p text:style-name="P2">Importer le symbole catcherror de rxjs/operators, ainsi que d'autres opérateurs dont vous aurez besoin ultérieurement.</text:p>
      <text:p text:style-name="P2"><text:tab/>import { catchError, map, tap } from 'rxjs/operators';</text:p>
      <text:p text:style-name="P2"/>
      <text:p text:style-name="P2"><text:tab/>getHeroes (): Observable&lt;Hero[]&gt; {</text:p>
      <text:p text:style-name="P2"><text:tab/> <text:s/>return this.http.get&lt;Hero[]&gt;(this.heroesUrl)</text:p>
      <text:p text:style-name="P2"><text:tab/> <text:s text:c="3"/>.pipe(</text:p>
      <text:p text:style-name="P2"><text:tab/> <text:s text:c="5"/>catchError(this.handleError('getHeroes', []))</text:p>
      <text:p text:style-name="P2"><text:tab/> <text:s text:c="3"/>);</text:p>
      <text:p text:style-name="P2"><text:tab/>}</text:p>
      <text:p text:style-name="P2">Exemple de méthode handleError</text:p>
      <text:p text:style-name="P2"/>
      <text:p text:style-name="P2">private handleError&lt;T&gt; (operation = 'operation', result?: T) {</text:p>
      <text:p text:style-name="P2"><text:s text:c="2"/>return (error: any): Observable&lt;T&gt; =&gt; {</text:p>
      <text:p text:style-name="P2"><text:s text:c="4"/>// TODO: send the error to remote logging infrastructure</text:p>
      <text:p text:style-name="P2"><text:s text:c="4"/>console.error(error); // log to console instead</text:p>
      <text:p text:style-name="P2"><text:s text:c="4"/>// TODO: better job of transforming error for user consumption</text:p>
      <text:p text:style-name="P2"><text:s text:c="4"/>this.log(`${operation} failed: ${error.message}`);</text:p>
      <text:p text:style-name="P2"><text:s text:c="4"/>// Let the app keep running by returning an empty result.</text:p>
      <text:p text:style-name="P2"><text:s text:c="4"/>return of(result as T);</text:p>
      <text:p text:style-name="P2"><text:s text:c="2"/>};</text:p>
      <text:p text:style-name="P2"><text:soft-page-break/>}</text:p>
      <text:p text:style-name="P2"/>
      <text:p text:style-name="P2">T est le type du résultat attendu</text:p>
      <text:p text:style-name="P2"/>
      <text:p text:style-name="P2">Version finale de getHeroes utilisant l'opérateur tap</text:p>
      <text:p text:style-name="P2"><text:tab/>getHeroes (): Observable&lt;Hero[]&gt; {</text:p>
      <text:p text:style-name="P2"><text:tab/> <text:s/>return this.http.get&lt;Hero[]&gt;(this.heroesUrl)</text:p>
      <text:p text:style-name="P2"><text:tab/> <text:s text:c="3"/>.pipe(</text:p>
      <text:p text:style-name="P2"><text:tab/> <text:s text:c="5"/>tap(_ =&gt; this.log('fetched heroes')),</text:p>
      <text:p text:style-name="P2"><text:tab/> <text:s text:c="5"/>catchError(this.handleError('getHeroes', []))</text:p>
      <text:p text:style-name="P2"><text:tab/> <text:s text:c="3"/>);</text:p>
      <text:p text:style-name="P2"><text:tab/>}</text:p>
      <text:p text:style-name="P2"/>
      <text:p text:style-name="P2"/>
      <text:h text:style-name="Heading_20_1" text:outline-level="1">7<text:span text:style-name="T2">) </text:span>Récupérer un héro par son id :</text:h>
      <text:p text:style-name="P2"><text:span text:style-name="T5">L</text:span>'url de base est le heroesURL défini dans la section Heroes et HTTP (api/heroes) et id est le numéro du héros que vous souhaitez récupérer.</text:p>
      <text:p text:style-name="P2">Par exemple, api/heroes/11.</text:p>
      <text:p text:style-name="P2"/>
      <text:p text:style-name="P2">Ajoute<text:span text:style-name="T5">r</text:span> une méthode HeroService.getHero () pour effectuer cette requête:</text:p>
      <text:p text:style-name="P2"><text:tab/>getHero(id: number): Observable&lt;Hero&gt; {</text:p>
      <text:p text:style-name="P2"><text:tab/> <text:s/>const url = `${this.heroesUrl}/${id}`;</text:p>
      <text:p text:style-name="P2"><text:tab/> <text:s/>return this.http.get&lt;Hero&gt;(url).pipe(</text:p>
      <text:p text:style-name="P2"><text:tab/> <text:s text:c="3"/>tap(_ =&gt; this.log(`fetched hero id=${id}`)),</text:p>
      <text:p text:style-name="P2"><text:tab/> <text:s text:c="3"/>catchError(this.handleError&lt;Hero&gt;(`getHero id=${id}`))</text:p>
      <text:p text:style-name="P2"><text:tab/> <text:s/>);</text:p>
      <text:p text:style-name="P2"><text:tab/>}</text:p>
      <text:h text:style-name="P7" text:outline-level="1"/>
      <text:h text:style-name="P8" text:outline-level="1">8<text:span text:style-name="T2">) </text:span>Mettre à jour des héros :</text:h>
      <text:p text:style-name="P2">A la fin du template hero-detail, ajoutez un bouton de sauvegarde avec une liaison d'événement de clic invoquant une nouvelle méthode du composant hero-detail appelée save () (voir code).</text:p>
      <text:p text:style-name="P2">Il faut également ajouter une méthode <text:s/>HeroService.updateHero() qui utilise http.put() pour sauvegarder le héros modifié sur le serveur.</text:p>
      <text:p text:style-name="P2"><text:tab/>updateHero (hero: Hero): Observable&lt;any&gt; {</text:p>
      <text:p text:style-name="P2"><text:tab/> <text:s/>return this.http.put(this.heroesUrl, hero, httpOptions).pipe(</text:p>
      <text:p text:style-name="P2"><text:tab/> <text:s text:c="3"/>tap(_ =&gt; this.log(`updated hero id=${hero.id}`)),</text:p>
      <text:p text:style-name="P2"><text:tab/> <text:s text:c="3"/>catchError(this.handleError&lt;any&gt;('updateHero'))</text:p>
      <text:p text:style-name="P2"><text:tab/> <text:s/>);</text:p>
      <text:p text:style-name="P2"><text:tab/>}</text:p>
      <text:p text:style-name="P2">La méthode httpclient.put() prend trois paramètres :</text:p>
      <text:p text:style-name="P2">- l'url</text:p>
      <text:p text:style-name="P2">- les données à mettre à jour (le héros modifié dans ce cas)</text:p>
      <text:p text:style-name="P2">- options</text:p>
      <text:p text:style-name="P2">L'url est inchangé. </text:p>
      <text:p text:style-name="P2">L'api sait quel héros mettre à jour en regardant l'id du héros.</text:p>
      <text:p text:style-name="P2">L'api attend une en-tête spéciale dans les demandes de sauvegarde http. </text:p>
      <text:p text:style-name="P2">Cette en-tête est dans la constante httpOptions définie dans HeroService.</text:p>
      <text:p text:style-name="P2"><text:tab/>const httpOptions = {</text:p>
      <text:p text:style-name="P2"><text:tab/> <text:s/>headers: new HttpHeaders({ 'Content-Type': 'application/json' })</text:p>
      <text:p text:style-name="P2"><text:tab/>};</text:p>
      <text:h text:style-name="Heading_20_1" text:outline-level="1">9<text:span text:style-name="T2">) </text:span>Ajouter un nouveau héros :</text:h>
      <text:p text:style-name="P2"><text:span text:style-name="T5">L</text:span>e formulaire de saisie est rajouté directement dans le HeroesComponent.</text:p>
      <text:p text:style-name="P2">Pour ajouter un héros, cette application n'a besoin que du nom du héros.</text:p>
      <text:p text:style-name="P2"><text:span text:style-name="T5">Modifier</text:span> le template HeroesComponent, juste après le titre.</text:p>
      <text:p text:style-name="P2">En réponse à l'événement click du bouton "Ajouter", appelez le gestionnaire de clic du composant, puis effacez le champ de saisie afin qu'il soit prêt pour un autre nom (voir code).</text:p>
      <text:p text:style-name="P2">Il faut également créer une méthode HeroService.addHero()</text:p>
      <text:p text:style-name="P2"><text:tab/>addHero (hero: Hero): Observable&lt;Hero&gt; {</text:p>
      <text:p text:style-name="P2"><text:tab/> <text:s/>return this.http.post&lt;Hero&gt;(this.heroesUrl, hero, httpOptions).pipe(</text:p>
      <text:p text:style-name="P2"><text:soft-page-break/><text:tab/> <text:s text:c="3"/>tap((hero: Hero) =&gt; this.log(`added hero w/ id=${hero.id}`)),</text:p>
      <text:p text:style-name="P2"><text:tab/> <text:s text:c="3"/>catchError(this.handleError&lt;Hero&gt;('addHero'))</text:p>
      <text:p text:style-name="P2"><text:tab/> <text:s/>);</text:p>
      <text:p text:style-name="P2"><text:tab/>}</text:p>
      <text:p text:style-name="P2">HeroService.addHero() diffère de updateHero de deux manières.</text:p>
      <text:p text:style-name="P2">- il appelle httpclient.post () au lieu de put ().</text:p>
      <text:p text:style-name="P2">- il s'attend à ce que le serveur génère un identifiant pour le nouveau héros, qu'il renvoie dans l'observable &lt;Hero&gt; à l'appelant.</text:p>
      <text:h text:style-name="Heading_20_1" text:outline-level="1">1<text:span text:style-name="T3">0) </text:span>Supprimer un héros :</text:h>
      <text:p text:style-name="P2">Dans la liste des héros il faut rajouter un bouton supprimer dans la balise &lt;li&gt; de chaque héros (voir code) qui va déclencher la méthode HeroesComponent.delete.</text:p>
      <text:p text:style-name="P2"><text:tab/>delete(hero: Hero): void {</text:p>
      <text:p text:style-name="P2"><text:tab/> <text:s/>this.heroes = this.heroes.filter(h =&gt; h !== hero);</text:p>
      <text:p text:style-name="P2"><text:tab/> <text:s/>this.heroService.deleteHero(hero).subscribe();</text:p>
      <text:p text:style-name="P2"><text:tab/>}</text:p>
      <text:p text:style-name="P2">Bien que le composant délègue la suppression des héros au service des héros, il reste responsable de la mise à jour de sa propre liste de héros.</text:p>
      <text:p text:style-name="P2">La méthode delete () du composant supprime immédiatement le héros à supprimer de cette liste, en anticipant le succès de heroservice sur le serveur.</text:p>
      <text:p text:style-name="P2">Le composant ne fait rien avec l'observable renvoyé par HeroService.delete (). il faut quand même appeler subscribe sinon la requête ne sera pas envoyée au serveur.</text:p>
      <text:p text:style-name="P2">Il faut également créer une méthode HeroService.deleteHero()</text:p>
      <text:p text:style-name="P2"><text:tab/>deleteHero (hero: Hero | number): Observable&lt;Hero&gt; {</text:p>
      <text:p text:style-name="P2"><text:tab/> <text:s/>const id = typeof hero === 'number' ? hero : hero.id;</text:p>
      <text:p text:style-name="P2"><text:tab/> <text:s/>const url = `${this.heroesUrl}/${id}`;</text:p>
      <text:p text:style-name="P2"/>
      <text:p text:style-name="P2"><text:tab/> <text:s/>return this.http.delete&lt;Hero&gt;(url, httpOptions).pipe(</text:p>
      <text:p text:style-name="P2"><text:s/><text:tab/> <text:s text:c="2"/>tap(_ =&gt; this.log(`deleted hero id=${id}`)),</text:p>
      <text:p text:style-name="P2"><text:s/><text:tab/> <text:s text:c="2"/>catchError(this.handleError&lt;Hero&gt;('deleteHero'))</text:p>
      <text:p text:style-name="P2"><text:tab/> <text:s/>);</text:p>
      <text:p text:style-name="P2"><text:tab/>}</text:p>
      <text:p text:style-name="P2"/>
      <text:p text:style-name="P3">Il faut noter que :</text:p>
      <text:p text:style-name="P2"><text:soft-page-break/>- il appelle HttpClient.delete.</text:p>
      <text:p text:style-name="P2">- l'url est l'url des héros plus l'id du héros à supprimer</text:p>
      <text:p text:style-name="P2">- vous n'envoyez pas de données comme vous l'avez fait avec put et post.</text:p>
      <text:p text:style-name="P2">- vous envoyez toujours les httpOptions.</text:p>
      <text:p text:style-name="P2"/>
      <text:h text:style-name="Heading_20_1" text:outline-level="1"><text:span text:style-name="T3">11) </text:span>Recherche par nom :</text:h>
      <text:p text:style-name="P2"><text:span text:style-name="T5">Ajouter</text:span> une fonction de recherche des héros au tableau de bord.</text:p>
      <text:p text:style-name="P2">Lorsque l'utilisateur saisit un nom dans une zone de recherche, <text:span text:style-name="T6">faire</text:span> des requêtes http répétées pour les héros filtrés par ce nom.</text:p>
      <text:p text:style-name="P2"><text:span text:style-name="T6">L’</text:span>objectif est d’émettre que des demandes nécessaires.</text:p>
      <text:p text:style-name="P2"><text:span text:style-name="T6">A</text:span>jouter une méthode searchHeroes au HeroService :</text:p>
      <text:p text:style-name="P2"><text:tab/>searchHeroes(term: string): Observable&lt;Hero[]&gt; {</text:p>
      <text:p text:style-name="P2"><text:tab/> <text:s/>if (!term.trim()) {</text:p>
      <text:p text:style-name="P2"><text:tab/> <text:s text:c="3"/>// if not search term, return empty hero array.</text:p>
      <text:p text:style-name="P2"><text:tab/> <text:s text:c="3"/>return of([]);</text:p>
      <text:p text:style-name="P2"><text:tab/> <text:s/>}</text:p>
      <text:p text:style-name="P2"><text:tab/> <text:s/>return this.http.get&lt;Hero[]&gt;(`${this.heroesUrl}/?name=${term}`).pipe(</text:p>
      <text:p text:style-name="P2"><text:tab/> <text:s text:c="3"/>tap(_ =&gt; this.log(`found heroes matching "${term}"`)),</text:p>
      <text:p text:style-name="P2"><text:tab/> <text:s text:c="3"/>catchError(this.handleError&lt;Hero[]&gt;('searchHeroes', []))</text:p>
      <text:p text:style-name="P2"><text:tab/> <text:s/>);</text:p>
      <text:p text:style-name="P2"><text:tab/>}</text:p>
      <text:p text:style-name="P2"/>
      <text:p text:style-name="P2">Ajoute<text:span text:style-name="T6">r</text:span> la recherche au tableau de bord :</text:p>
      <text:p text:style-name="P2">ajoute<text:span text:style-name="T6">r</text:span> l'élément de recherche de héros, &lt;app-hero-search&gt; (à créer), au bas du template du DashboardComponent.</text:p>
      <text:p text:style-name="P2"/>
      <text:p text:style-name="P2">Crée<text:span text:style-name="T6">r</text:span> le composant HeroSearchComponent :</text:p>
      <text:p text:style-name="P2"><text:span text:style-name="T6">c</text:span>réer le composant avec CLI.</text:p>
      <text:p text:style-name="P2"><text:s/><text:tab/> <text:s/>ng generate component hero-search</text:p>
      <text:p text:style-name="P2"/>
      <text:p text:style-name="P2">Le CLI genere les 3 fichirs HeroSearchComponent et ajoute le composant aux déclarations du AppModule.</text:p>
      <text:p text:style-name="P2"><text:soft-page-break/>Mettre le code suivant dans le template :</text:p>
      <text:p text:style-name="P2"><text:s text:c="4"/>&lt;div id="search-component"&gt;</text:p>
      <text:p text:style-name="P2"><text:s text:c="6"/>&lt;h4&gt;Hero Search&lt;/h4&gt;</text:p>
      <text:p text:style-name="P2"><text:s text:c="6"/>&lt;input #searchBox id="search-box" (input)="search(searchBox.value)" /&gt;</text:p>
      <text:p text:style-name="P2"><text:s text:c="6"/>&lt;ul class="search-result"&gt;</text:p>
      <text:p text:style-name="P2"><text:s text:c="8"/>&lt;li *ngFor="let hero of heroes$ | async" &gt;</text:p>
      <text:p text:style-name="P2"><text:s text:c="10"/>&lt;a routerLink="/detail/{{hero.id}}"&gt;</text:p>
      <text:p text:style-name="P2"><text:s text:c="12"/>{{hero.name}}</text:p>
      <text:p text:style-name="P2"><text:s text:c="10"/>&lt;/a&gt;</text:p>
      <text:p text:style-name="P2"><text:s text:c="8"/>&lt;/li&gt;</text:p>
      <text:p text:style-name="P2"><text:s text:c="6"/>&lt;/ul&gt;</text:p>
      <text:p text:style-name="P2"><text:s text:c="4"/>&lt;/div&gt;</text:p>
      <text:p text:style-name="P2"/>
      <text:h text:style-name="Heading_20_1" text:outline-level="1">1<text:span text:style-name="T4">2) </text:span>AsyncPipe :</text:h>
      <text:p text:style-name="P2"><text:span text:style-name="T6">L</text:span>e * ngfor itère sur une liste appelée heroes$, pas heroes.</text:p>
      <text:p text:style-name="P2">Le $ est une convention qui indique aux héros que $ est un observable, pas un tableau.</text:p>
      <text:p text:style-name="P2">Mettre le code suivant dans hero-search.component.ts :</text:p>
      <text:p text:style-name="P2"><text:tab/> <text:s text:c="3"/>import { Component, OnInit } from '@angular/core';</text:p>
      <text:p text:style-name="P2"><text:tab/> <text:s text:c="3"/>import { Observable, Subject } from 'rxjs';</text:p>
      <text:p text:style-name="P2"><text:tab/> <text:s text:c="3"/>import {</text:p>
      <text:p text:style-name="P2"><text:tab/> <text:s text:c="6"/>debounceTime, distinctUntilChanged, switchMap</text:p>
      <text:p text:style-name="P2"><text:tab/> <text:s text:c="4"/>} from 'rxjs/operators';</text:p>
      <text:p text:style-name="P2"><text:tab/> <text:s text:c="3"/>import { Hero } from '../hero';</text:p>
      <text:p text:style-name="P2"><text:tab/> <text:s text:c="3"/>import { HeroService } from '../hero.service';</text:p>
      <text:p text:style-name="P2"><text:s text:c="5"/></text:p>
      <text:p text:style-name="P2"><text:tab/> <text:s text:c="3"/>@Component({</text:p>
      <text:p text:style-name="P2"><text:s/><text:tab/> <text:s text:c="4"/>selector: 'app-hero-search',</text:p>
      <text:p text:style-name="P2"><text:tab/> <text:s text:c="5"/>templateUrl: './hero-search.component.html',</text:p>
      <text:p text:style-name="P2"><text:tab/> <text:s text:c="5"/>styleUrls: [ './hero-search.component.css' ]</text:p>
      <text:p text:style-name="P2"><text:tab/> <text:s text:c="3"/>})</text:p>
      <text:p text:style-name="P2"><text:tab/> <text:s text:c="3"/>export class HeroSearchComponent implements OnInit {</text:p>
      <text:p text:style-name="P2"><text:soft-page-break/><text:tab/> <text:s text:c="5"/>heroes$: Observable&lt;Hero[]&gt;;</text:p>
      <text:p text:style-name="P2"><text:tab/> <text:s text:c="5"/>private searchTerms = new Subject&lt;string&gt;();</text:p>
      <text:p text:style-name="P2"><text:s text:c="5"/></text:p>
      <text:p text:style-name="P2"><text:tab/> <text:s text:c="5"/>constructor(private heroService: HeroService) {}</text:p>
      <text:p text:style-name="P2"><text:s text:c="5"/></text:p>
      <text:p text:style-name="P2"><text:tab/> <text:s text:c="5"/>// Push a search term into the observable stream.</text:p>
      <text:p text:style-name="P2"><text:tab/> <text:s text:c="5"/>search(term: string): void {</text:p>
      <text:p text:style-name="P2"><text:tab/> <text:s text:c="7"/>this.searchTerms.next(term);</text:p>
      <text:p text:style-name="P2"><text:tab/> <text:s text:c="5"/>}</text:p>
      <text:p text:style-name="P2"><text:s text:c="5"/></text:p>
      <text:p text:style-name="P2"><text:tab/> <text:s text:c="5"/>ngOnInit(): void {</text:p>
      <text:p text:style-name="P2"><text:tab/> <text:s text:c="7"/>this.heroes$ = this.searchTerms.pipe(</text:p>
      <text:p text:style-name="P2"><text:s text:c="6"/><text:tab/> <text:s text:c="3"/>// wait 300ms after each keystroke before considering the term</text:p>
      <text:p text:style-name="P2"><text:s text:c="4"/><text:tab/> <text:s text:c="5"/>debounceTime(300),</text:p>
      <text:p text:style-name="P2"><text:s text:c="5"/></text:p>
      <text:p text:style-name="P2"><text:s text:c="3"/><text:tab/> <text:s text:c="6"/>// ignore new term if same as previous term</text:p>
      <text:p text:style-name="P2"><text:s text:c="3"/><text:tab/> <text:s text:c="6"/>distinctUntilChanged(),</text:p>
      <text:p text:style-name="P2"><text:s text:c="5"/></text:p>
      <text:p text:style-name="P2"><text:s text:c="3"/><text:tab/> <text:s text:c="6"/>// switch to new search observable each time the term changes</text:p>
      <text:p text:style-name="P2"><text:s text:c="2"/><text:tab/> <text:s text:c="7"/>switchMap((term: string) =&gt; this.heroService.searchHeroes(term)),</text:p>
      <text:p text:style-name="P2"><text:s text:c="2"/><text:tab/> <text:s text:c="5"/>);</text:p>
      <text:p text:style-name="P2"><text:s/><text:tab/> <text:s text:c="4"/>}</text:p>
      <text:p text:style-name="P2"><text:s/><text:tab/> <text:s text:c="2"/>}</text:p>
      <text:p text:style-name="P2">heroes$ est de type Observable</text:p>
      <text:p text:style-name="P2"/>
      <text:h text:style-name="P8" text:outline-level="1">1<text:span text:style-name="T4">3) </text:span>Propriété serchTerms de type RxJS.Subject :</text:h>
      <text:p text:style-name="P2"><text:span text:style-name="T6">U</text:span>n Subject est à la fois une source de valeurs observables et un observable.</text:p>
      <text:p text:style-name="P2"><text:span text:style-name="T6">On</text:span> p<text:span text:style-name="T6">eut</text:span> <text:s/><text:span text:style-name="T6">s’</text:span>abonner à un Subject comme <text:span text:style-name="T6">on</text:span> le fer<text:span text:style-name="T6">ait</text:span> pour tout observable.</text:p>
      <text:p text:style-name="P2"><text:span text:style-name="T6">On</text:span> p<text:span text:style-name="T6">eut</text:span> également insérer des valeurs dans cet observable en appelant sa méthode next (value) comme le fait la méthode search ().</text:p>
      <text:p text:style-name="P2">la méthode search () est appelée via un événement liant l'événement input de la zone de texte.</text:p>
      <text:p text:style-name="P2">Chaque fois que l'utilisateur tape dans la zone de texte, la liaison appelle search () avec la valeur de la zone de texte comme "terme de recherche". </text:p>
      <text:p text:style-name="P2">Les termes de recherche deviennent des observables émettant un flux constant de termes de recherche.</text:p>
      <text:p text:style-name="P2"/>
      <text:h text:style-name="Heading_20_1" text:outline-level="1">1<text:span text:style-name="T4">4) </text:span>Chainage des opérateurs RxJS :</text:h>
      <text:p text:style-name="P2">Transmettre un nouveau terme de recherche directement à searchHeroes () après chaque frappe d'un utilisateur créerait un nombre excessif de requêtes http, épuisant les ressources du serveur et entraînerait des problèmes dans le réseau cellulaire.</text:p>
      <text:p text:style-name="P1"><text:span text:style-name="T7">Au lieu de cela, la méthode ngoninit () dirige les observables via une séquence d’opérateurs rxjs qui réduisent le nombre d’appels vers searchHeroes (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31T16:17:37.415000000</dc:date>
    <meta:editing-duration>PT17M55S</meta:editing-duration>
    <meta:editing-cycles>3</meta:editing-cycles>
    <meta:generator>LibreOffice/6.0.6.2$Windows_X86_64 LibreOffice_project/0c292870b25a325b5ed35f6b45599d2ea4458e77</meta:generator>
    <meta:document-statistic meta:table-count="0" meta:image-count="0" meta:object-count="0" meta:page-count="10" meta:paragraph-count="236" meta:word-count="1710" meta:character-count="12611" meta:non-whitespace-character-count="10540"/>
  </office:meta>
</office:document-meta>
</file>